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ucidaBright-Italic" svg:font-family="LucidaBright-Italic" style:font-family-generic="system"/>
    <style:font-face style:name="TrebuchetMS-Bold" svg:font-family="TrebuchetMS-Bold" style:font-family-generic="system"/>
    <style:font-face style:name="TrebuchetMS" svg:font-family="TrebuchetMS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G Times (W1)" svg:font-family="CG Times (W1)" style:font-family-generic="roman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2">
      <text:list-level-style-bullet text:level="1" text:style-name="WW_CharLFO12LVL1" text:bullet-char="·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-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·">
        <style:list-level-properties text:space-before="0.3347in" text:min-label-width="0.1576in" text:list-level-position-and-space-mode="label-alignment">
          <style:list-level-label-alignment text:label-followed-by="listtab" fo:margin-left="0.4923in" fo:text-indent="-0.1576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0847in" text:min-label-width="0.25in" text:list-level-position-and-space-mode="label-alignment">
          <style:list-level-label-alignment text:label-followed-by="listtab" fo:margin-left="1.3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847in" text:min-label-width="0.25in" text:list-level-position-and-space-mode="label-alignment">
          <style:list-level-label-alignment text:label-followed-by="listtab" fo:margin-left="1.8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0847in" text:min-label-width="0.25in" text:list-level-position-and-space-mode="label-alignment">
          <style:list-level-label-alignment text:label-followed-by="listtab" fo:margin-left="2.3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847in" text:min-label-width="0.25in" text:list-level-position-and-space-mode="label-alignment">
          <style:list-level-label-alignment text:label-followed-by="listtab" fo:margin-left="2.8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0847in" text:min-label-width="0.25in" text:list-level-position-and-space-mode="label-alignment">
          <style:list-level-label-alignment text:label-followed-by="listtab" fo:margin-left="3.3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847in" text:min-label-width="0.25in" text:list-level-position-and-space-mode="label-alignment">
          <style:list-level-label-alignment text:label-followed-by="listtab" fo:margin-left="3.8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0847in" text:min-label-width="0.25in" text:list-level-position-and-space-mode="label-alignment">
          <style:list-level-label-alignment text:label-followed-by="listtab" fo:margin-left="4.3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847in" text:min-label-width="0.25in" text:list-level-position-and-space-mode="label-alignment">
          <style:list-level-label-alignment text:label-followed-by="listtab" fo:margin-left="4.8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479in" text:min-label-width="0.1972in" text:list-level-position-and-space-mode="label-alignment">
          <style:list-level-label-alignment text:label-followed-by="listtab" fo:margin-left="0.9451in" fo:text-indent="-0.1972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979in" text:min-label-width="0.25in" text:list-level-position-and-space-mode="label-alignment">
          <style:list-level-label-alignment text:label-followed-by="listtab" fo:margin-left="5.2479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suffix=".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i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Fecha" style:master-page-name="MPF0" style:family="paragraph">
      <style:paragraph-properties fo:break-before="page"/>
    </style:style>
    <style:style style:name="T13" style:parent-style-name="Fuentedepárrafopredeter." style:family="text">
      <style:text-properties fo:language="en" fo:country="GB"/>
    </style:style>
    <style:style style:name="T14" style:parent-style-name="Fuentedepárrafopredeter." style:family="text">
      <style:text-properties fo:language="en" fo:country="GB"/>
    </style:style>
    <style:style style:name="T15" style:parent-style-name="Fuentedepárrafopredeter." style:family="text">
      <style:text-properties fo:language="en" fo:country="GB"/>
    </style:style>
    <number:date-style style:name="N16" number:language="en" number:country="GB"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17" style:parent-style-name="Fuentedepárrafopredeter." style:family="text">
      <style:text-properties fo:language="en" fo:country="GB"/>
    </style:style>
    <style:style style:name="T18" style:parent-style-name="Fuentedepárrafopredeter." style:family="text">
      <style:text-properties fo:language="en" fo:country="GB"/>
    </style:style>
    <style:style style:name="T19" style:parent-style-name="Fuentedepárrafopredeter." style:family="text">
      <style:text-properties style:text-position="super 66.6%" fo:language="en" fo:country="GB"/>
    </style:style>
    <style:style style:name="T20" style:parent-style-name="Fuentedepárrafopredeter." style:family="text">
      <style:text-properties fo:language="en" fo:country="GB"/>
    </style:style>
    <style:style style:name="P21" style:parent-style-name="Normal" style:family="paragraph">
      <style:paragraph-properties fo:text-align="center"/>
      <style:text-properties style:font-name="Calibri" style:font-name-complex="CG Times (W1)" fo:font-weight="bold" style:font-weight-asian="bold" style:font-weight-complex="bold" fo:color="#000000" style:letter-kerning="true" fo:font-size="18pt" style:font-size-asian="18pt" style:font-size-complex="18pt" fo:language="en" fo:country="GB" style:language-asian="ar" style:country-asian="SA" fo:hyphenate="false"/>
    </style:style>
    <style:style style:name="TableColumn23" style:family="table-column">
      <style:table-column-properties style:column-width="1.6951in" style:use-optimal-column-width="false"/>
    </style:style>
    <style:style style:name="TableColumn24" style:family="table-column">
      <style:table-column-properties style:column-width="2.1444in" style:use-optimal-column-width="false"/>
    </style:style>
    <style:style style:name="TableColumn25" style:family="table-column">
      <style:table-column-properties style:column-width="1.3777in" style:use-optimal-column-width="false"/>
    </style:style>
    <style:style style:name="TableColumn26" style:family="table-column">
      <style:table-column-properties style:column-width="1.6736in" style:use-optimal-column-width="false"/>
    </style:style>
    <style:style style:name="Table22" style:family="table">
      <style:table-properties style:width="6.8909in" fo:margin-left="-0.0236in" table:align="left"/>
    </style:style>
    <style:style style:name="TableRow27" style:family="table-row">
      <style:table-row-properties style:min-row-height="0.275in" style:use-optimal-row-height="false"/>
    </style:style>
    <style:style style:name="TableCell28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30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end"/>
      <style:text-properties style:font-name="Calibri" style:font-name-complex="Arial" style:font-weight-complex="bold" fo:language="en" fo:country="GB"/>
    </style:style>
    <style:style style:name="P32" style:parent-style-name="Normal" style:family="paragraph">
      <style:paragraph-properties fo:text-align="end"/>
      <style:text-properties style:font-name="Calibri" style:font-name-complex="Arial" style:font-weight-complex="bold" fo:language="en" fo:country="GB"/>
    </style:style>
    <style:style style:name="TableCell33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35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/>
      <style:text-properties style:font-name="Calibri" style:font-name-complex="Arial" fo:font-weight="bold" style:font-weight-asian="bold" style:font-weight-complex="bold" fo:language="en" fo:country="GB"/>
    </style:style>
    <style:style style:name="P37" style:parent-style-name="Normal" style:family="paragraph">
      <style:paragraph-properties fo:text-align="center"/>
      <style:text-properties style:font-name="Calibri" style:font-name-complex="Arial" fo:font-weight="bold" style:font-weight-asian="bold" style:font-weight-complex="bold" fo:language="en" fo:country="GB"/>
    </style:style>
    <style:style style:name="TableRow38" style:family="table-row">
      <style:table-row-properties style:min-row-height="0.275in" style:use-optimal-row-height="false"/>
    </style:style>
    <style:style style:name="TableCell39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41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end"/>
    </style:style>
    <style:style style:name="T43" style:parent-style-name="Fuentedepárrafopredeter." style:family="text">
      <style:text-properties style:font-name="Calibri" style:font-name-complex="Arial" style:font-weight-complex="bold" fo:language="en" fo:country="GB"/>
    </style:style>
    <style:style style:name="T44" style:parent-style-name="Fuentedepárrafopredeter." style:family="text">
      <style:text-properties style:font-name="Calibri" style:font-name-complex="Arial" style:font-weight-complex="bold" style:text-position="super 66.6%" fo:language="en" fo:country="GB"/>
    </style:style>
    <style:style style:name="T45" style:parent-style-name="Fuentedepárrafopredeter." style:family="text">
      <style:text-properties style:font-name="Calibri" style:font-name-complex="Arial" style:font-weight-complex="bold" fo:language="en" fo:country="GB"/>
    </style:style>
    <style:style style:name="TableCell46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48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/>
      <style:text-properties style:font-name="Calibri" style:font-name-complex="Arial" style:font-weight-complex="bold" fo:font-size="9pt" style:font-size-asian="9pt" style:font-size-complex="9pt" fo:language="en" fo:country="GB"/>
    </style:style>
    <style:style style:name="P50" style:parent-style-name="Normal" style:family="paragraph">
      <style:paragraph-properties fo:text-align="center"/>
    </style:style>
    <style:style style:name="T51" style:parent-style-name="Fuentedepárrafopredeter." style:family="text">
      <style:text-properties style:font-name="Calibri" style:font-name-complex="Arial" style:font-weight-complex="bold" fo:font-size="9pt" style:font-size-asian="9pt" style:font-size-complex="9pt" fo:language="en" fo:country="GB"/>
    </style:style>
    <style:style style:name="T52" style:parent-style-name="Fuentedepárrafopredeter." style:family="text">
      <style:text-properties style:font-name="Calibri" style:font-weight-complex="bold" fo:font-size="9pt" style:font-size-asian="9pt" style:font-size-complex="9pt" fo:language="en" fo:country="GB"/>
    </style:style>
    <style:style style:name="T53" style:parent-style-name="Fuentedepárrafopredeter." style:family="text">
      <style:text-properties style:font-name="Calibri" style:font-name-complex="Arial" style:font-weight-complex="bold" fo:font-size="9pt" style:font-size-asian="9pt" style:font-size-complex="9pt" fo:language="en" fo:country="GB"/>
    </style:style>
    <style:style style:name="TableRow54" style:family="table-row">
      <style:table-row-properties style:min-row-height="0.3in" style:use-optimal-row-height="false"/>
    </style:style>
    <style:style style:name="TableCell55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57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end"/>
    </style:style>
    <style:style style:name="T59" style:parent-style-name="Fuentedepárrafopredeter." style:family="text">
      <style:text-properties style:font-name="Calibri" fo:language="en" fo:country="GB"/>
    </style:style>
    <style:style style:name="TableCell60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62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/>
    </style:style>
    <style:style style:name="T64" style:parent-style-name="Fuentedepárrafopredeter." style:family="text">
      <style:text-properties style:font-name="Calibri" style:font-name-complex="Arial" style:font-weight-complex="bold" fo:language="en" fo:country="GB"/>
    </style:style>
    <style:style style:name="P65" style:parent-style-name="Normal" style:family="paragraph">
      <style:text-properties style:font-name="Calibri" fo:language="en" fo:country="GB"/>
    </style:style>
    <style:style style:name="TableColumn67" style:family="table-column">
      <style:table-column-properties style:column-width="6.8673in"/>
    </style:style>
    <style:style style:name="Table66" style:family="table">
      <style:table-properties style:width="6.8673in" fo:margin-left="0in" table:align="left"/>
    </style:style>
    <style:style style:name="TableRow68" style:family="table-row">
      <style:table-row-properties style:min-row-height="0.4402in"/>
    </style:style>
    <style:style style:name="TableCell69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T70" style:parent-style-name="Fuentedepárrafopredeter." style:family="text">
      <style:text-properties style:font-name="Calibri" fo:font-weight="bold" style:font-weight-asian="bold" fo:language="en" fo:country="GB"/>
    </style:style>
    <style:style style:name="TableRow71" style:family="table-row">
      <style:table-row-properties style:min-row-height="0.2597in"/>
    </style:style>
    <style:style style:name="TableCell72" style:family="table-cell">
      <style:table-cell-properties fo:border="0.0069in solid #808080" style:writing-mode="lr-tb" fo:padding-top="0in" fo:padding-left="0.075in" fo:padding-bottom="0in" fo:padding-right="0.075in"/>
    </style:style>
    <style:style style:name="P73" style:parent-style-name="Párrafodelista" style:list-style-name="LFO25" style:family="paragraph"/>
    <style:style style:name="T74" style:parent-style-name="Fuentedepárrafopredeter." style:family="text">
      <style:text-properties style:font-name="Calibri" style:font-weight-complex="bold"/>
    </style:style>
    <style:style style:name="P75" style:parent-style-name="Párrafodelista" style:list-style-name="LFO25" style:family="paragraph"/>
    <style:style style:name="T76" style:parent-style-name="Fuentedepárrafopredeter." style:family="text">
      <style:text-properties style:font-name="Calibri"/>
    </style:style>
    <style:style style:name="T77" style:parent-style-name="Fuentedepárrafopredeter." style:family="text">
      <style:text-properties style:font-name="Calibri" fo:font-style="italic" style:font-style-asian="italic" style:font-style-complex="italic"/>
    </style:style>
    <style:style style:name="T78" style:parent-style-name="Fuentedepárrafopredeter." style:family="text">
      <style:text-properties style:font-name="Calibri"/>
    </style:style>
    <style:style style:name="P79" style:parent-style-name="Párrafodelista" style:list-style-name="LFO25" style:family="paragraph"/>
    <style:style style:name="T80" style:parent-style-name="Fuentedepárrafopredeter." style:family="text">
      <style:text-properties style:font-name="Calibri"/>
    </style:style>
    <style:style style:name="T81" style:parent-style-name="Fuentedepárrafopredeter." style:family="text">
      <style:text-properties style:font-name="Calibri" fo:font-style="italic" style:font-style-asian="italic" style:font-style-complex="italic"/>
    </style:style>
    <style:style style:name="T82" style:parent-style-name="Fuentedepárrafopredeter." style:family="text">
      <style:text-properties style:font-name="Calibri"/>
    </style:style>
    <style:style style:name="P83" style:parent-style-name="Párrafodelista" style:list-style-name="LFO25" style:family="paragraph"/>
    <style:style style:name="T84" style:parent-style-name="Fuentedepárrafopredeter." style:family="text">
      <style:text-properties style:font-name="Calibri"/>
    </style:style>
    <style:style style:name="T85" style:parent-style-name="Fuentedepárrafopredeter." style:family="text">
      <style:text-properties style:font-name="Calibri" fo:font-style="italic" style:font-style-asian="italic" style:font-style-complex="italic"/>
    </style:style>
    <style:style style:name="T86" style:parent-style-name="Fuentedepárrafopredeter." style:family="text">
      <style:text-properties style:font-name="Calibri"/>
    </style:style>
    <style:style style:name="P87" style:parent-style-name="Párrafodelista" style:list-style-name="LFO25" style:family="paragraph"/>
    <style:style style:name="T88" style:parent-style-name="Fuentedepárrafopredeter." style:family="text">
      <style:text-properties style:font-name="Calibri"/>
    </style:style>
    <style:style style:name="T89" style:parent-style-name="Fuentedepárrafopredeter." style:family="text">
      <style:text-properties style:font-name="Calibri" fo:font-style="italic" style:font-style-asian="italic" style:font-style-complex="italic"/>
    </style:style>
    <style:style style:name="T90" style:parent-style-name="Fuentedepárrafopredeter." style:family="text">
      <style:text-properties style:font-name="Calibri"/>
    </style:style>
    <style:style style:name="P91" style:parent-style-name="Párrafodelista" style:list-style-name="LFO25" style:family="paragraph">
      <style:text-properties style:font-name="Calibri"/>
    </style:style>
    <style:style style:name="P92" style:parent-style-name="Párrafodelista" style:family="paragraph">
      <style:paragraph-properties fo:margin-left="1in">
        <style:tab-stops/>
      </style:paragraph-properties>
      <style:text-properties style:font-name="Calibri"/>
    </style:style>
    <style:style style:name="P93" style:parent-style-name="Normal" style:family="paragraph">
      <style:text-properties style:font-name="Calibri" fo:language="en" fo:country="GB"/>
    </style:style>
    <style:style style:name="P94" style:parent-style-name="Normal" style:family="paragraph">
      <style:paragraph-properties fo:break-before="page" style:snap-to-layout-grid="true" fo:text-align="start" fo:margin-bottom="0in"/>
      <style:text-properties style:font-name="Calibri" fo:language="en" fo:country="GB"/>
    </style:style>
    <style:style style:name="P95" style:parent-style-name="Normal" style:family="paragraph">
      <style:text-properties style:font-name="Calibri" fo:language="en" fo:country="GB"/>
    </style:style>
    <style:style style:name="TableColumn97" style:family="table-column">
      <style:table-column-properties style:column-width="2.3395in" style:use-optimal-column-width="false"/>
    </style:style>
    <style:style style:name="TableColumn98" style:family="table-column">
      <style:table-column-properties style:column-width="0.7875in" style:use-optimal-column-width="false"/>
    </style:style>
    <style:style style:name="TableColumn99" style:family="table-column">
      <style:table-column-properties style:column-width="3.7402in" style:use-optimal-column-width="false"/>
    </style:style>
    <style:style style:name="Table96" style:family="table">
      <style:table-properties style:width="6.8673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start"/>
      <style:text-properties style:font-name="Calibri" style:font-name-complex="Tahoma" fo:font-weight="bold" style:font-weight-asian="bold" style:font-weight-complex="bold" fo:color="#000000" fo:language="en" fo:country="GB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/>
    </style:style>
    <style:style style:name="T106" style:parent-style-name="Fuentedepárrafopredeter." style:family="text">
      <style:text-properties style:font-name="Calibri" style:font-name-complex="Tahoma" fo:font-weight="bold" style:font-weight-asian="bold" style:font-weight-complex="bold" fo:color="#000000" fo:language="en" fo:country="GB"/>
    </style:style>
    <style:style style:name="T107" style:parent-style-name="Fuentedepárrafopredeter." style:family="text">
      <style:text-properties style:font-name="Calibri" fo:font-weight="bold" style:font-weight-asian="bold" fo:language="en" fo:country="GB"/>
    </style:style>
    <style:style style:name="T108" style:parent-style-name="Fuentedepárrafopredeter." style:family="text">
      <style:text-properties style:font-name="Calibri" style:font-name-complex="Tahoma" fo:font-weight="bold" style:font-weight-asian="bold" style:font-weight-complex="bold" fo:color="#000000" fo:language="en" fo:country="GB"/>
    </style:style>
    <style:style style:name="T109" style:parent-style-name="Fuentedepárrafopredeter." style:family="text">
      <style:text-properties style:font-name="Calibri" style:font-name-complex="Tahoma" style:font-weight-complex="bold" fo:font-style="italic" style:font-style-asian="italic" fo:color="#000000" fo:language="en" fo:country="GB"/>
    </style:style>
    <style:style style:name="TableCell110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T112" style:parent-style-name="Fuentedepárrafopredeter." style:family="text">
      <style:text-properties style:font-name="Calibri" style:font-name-complex="Tahoma" fo:font-weight="bold" style:font-weight-asian="bold" fo:language="en" fo:country="GB"/>
    </style:style>
    <style:style style:name="TableCell113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/>
    </style:style>
    <style:style style:name="T115" style:parent-style-name="Fuentedepárrafopredeter." style:family="text">
      <style:text-properties style:font-name="Calibri" style:font-name-complex="Tahoma" fo:font-weight="bold" style:font-weight-asian="bold" style:font-weight-complex="bold" fo:color="#000000" fo:language="en" fo:country="GB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18" style:parent-style-name="Fuentedepárrafopredeter." style:family="text">
      <style:text-properties style:font-name="Calibri" fo:color="#000000" fo:language="en" fo:country="GB"/>
    </style:style>
    <style:style style:name="TableCell11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T121" style:parent-style-name="Fuentedepárrafopredeter." style:family="text">
      <style:text-properties style:font-name="Calibri" fo:color="#000000" fo:language="en" fo:country="GB"/>
    </style:style>
    <style:style style:name="TableCell12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23" style:parent-style-name="Fuentedepárrafopredeter." style:family="text">
      <style:text-properties style:font-name="Calibri" fo:color="#000000" fo:language="en" fo:country="GB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26" style:parent-style-name="Fuentedepárrafopredeter." style:family="text">
      <style:text-properties style:font-name="Calibri" fo:color="#000000" fo:language="en" fo:country="GB"/>
    </style:style>
    <style:style style:name="TableCell12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129" style:parent-style-name="Fuentedepárrafopredeter." style:family="text">
      <style:text-properties style:font-name="Calibri" fo:color="#000000" fo:language="en" fo:country="GB"/>
    </style:style>
    <style:style style:name="TableCell13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31" style:parent-style-name="Fuentedepárrafopredeter." style:family="text">
      <style:text-properties style:font-name="Calibri" fo:color="#000000" fo:language="en" fo:country="GB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34" style:parent-style-name="Fuentedepárrafopredeter." style:family="text">
      <style:text-properties style:font-name="Calibri" fo:color="#000000" fo:language="en" fo:country="GB"/>
    </style:style>
    <style:style style:name="TableCell13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/>
    </style:style>
    <style:style style:name="T137" style:parent-style-name="Fuentedepárrafopredeter." style:family="text">
      <style:text-properties style:font-name="Calibri" fo:color="#000000" fo:language="en" fo:country="GB"/>
    </style:style>
    <style:style style:name="TableCell13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39" style:parent-style-name="Fuentedepárrafopredeter." style:family="text">
      <style:text-properties style:font-name="Calibri" fo:color="#000000" fo:language="en" fo:country="GB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42" style:parent-style-name="Fuentedepárrafopredeter." style:family="text">
      <style:text-properties style:font-name="Calibri" fo:color="#000000" fo:language="en" fo:country="GB"/>
    </style:style>
    <style:style style:name="TableCell14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145" style:parent-style-name="Fuentedepárrafopredeter." style:family="text">
      <style:text-properties style:font-name="Calibri" fo:color="#000000" fo:language="en" fo:country="GB"/>
    </style:style>
    <style:style style:name="TableCell14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47" style:parent-style-name="Fuentedepárrafopredeter." style:family="text">
      <style:text-properties style:font-name="Calibri" fo:color="#000000" fo:language="en" fo:country="GB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50" style:parent-style-name="Fuentedepárrafopredeter." style:family="text">
      <style:text-properties style:font-name="Calibri" fo:color="#000000" fo:language="en" fo:country="GB"/>
    </style:style>
    <style:style style:name="TableCell15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  <style:style style:name="T153" style:parent-style-name="Fuentedepárrafopredeter." style:family="text">
      <style:text-properties style:font-name="Calibri" fo:color="#000000" fo:language="en" fo:country="GB"/>
    </style:style>
    <style:style style:name="TableCell15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55" style:parent-style-name="Fuentedepárrafopredeter." style:family="text">
      <style:text-properties style:font-name="Calibri" fo:color="#000000" fo:language="en" fo:country="GB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58" style:parent-style-name="Fuentedepárrafopredeter." style:family="text">
      <style:text-properties style:font-name="Calibri" fo:color="#000000" fo:language="en" fo:country="GB"/>
    </style:style>
    <style:style style:name="TableCell15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/>
    </style:style>
    <style:style style:name="T161" style:parent-style-name="Fuentedepárrafopredeter." style:family="text">
      <style:text-properties style:font-name="Calibri" fo:color="#000000" fo:language="en" fo:country="GB"/>
    </style:style>
    <style:style style:name="TableCell16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63" style:parent-style-name="Fuentedepárrafopredeter." style:family="text">
      <style:text-properties style:font-name="Calibri" fo:color="#000000" fo:language="en" fo:country="GB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66" style:parent-style-name="Fuentedepárrafopredeter." style:family="text">
      <style:text-properties style:font-name="Calibri" fo:color="#000000" fo:language="en" fo:country="GB"/>
    </style:style>
    <style:style style:name="TableCell16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/>
    </style:style>
    <style:style style:name="T169" style:parent-style-name="Fuentedepárrafopredeter." style:family="text">
      <style:text-properties style:font-name="Calibri" fo:color="#000000" fo:language="en" fo:country="GB"/>
    </style:style>
    <style:style style:name="TableCell17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71" style:parent-style-name="Fuentedepárrafopredeter." style:family="text">
      <style:text-properties style:font-name="Calibri" fo:color="#000000" fo:language="en" fo:country="GB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74" style:parent-style-name="Fuentedepárrafopredeter." style:family="text">
      <style:text-properties style:font-name="Calibri" style:font-name-complex="Calibri" style:font-size-complex="11pt" fo:language="en" fo:country="GB"/>
    </style:style>
    <style:style style:name="TableCell17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/>
    </style:style>
    <style:style style:name="T177" style:parent-style-name="Fuentedepárrafopredeter." style:family="text">
      <style:text-properties style:font-name="Calibri" fo:color="#000000" fo:language="en" fo:country="GB"/>
    </style:style>
    <style:style style:name="TableCell17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79" style:parent-style-name="Fuentedepárrafopredeter." style:family="text">
      <style:text-properties style:font-name="Calibri" style:font-name-complex="Calibri" style:font-size-complex="11pt" fo:language="en" fo:country="GB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82" style:parent-style-name="Fuentedepárrafopredeter." style:family="text">
      <style:text-properties style:font-name="Calibri" style:font-name-complex="Calibri" style:font-size-complex="11pt" fo:language="en" fo:country="GB"/>
    </style:style>
    <style:style style:name="TableCell18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185" style:parent-style-name="Fuentedepárrafopredeter." style:family="text">
      <style:text-properties style:font-name="Calibri" fo:color="#000000" fo:language="en" fo:country="GB"/>
    </style:style>
    <style:style style:name="TableCell18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87" style:parent-style-name="Fuentedepárrafopredeter." style:family="text">
      <style:text-properties style:font-name="Calibri" style:font-name-complex="Calibri" style:font-size-complex="11pt" fo:language="en" fo:country="GB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90" style:parent-style-name="Fuentedepárrafopredeter." style:family="text">
      <style:text-properties style:font-name="Calibri" fo:color="#000000" fo:language="en" fo:country="GB"/>
    </style:style>
    <style:style style:name="TableCell19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/>
    </style:style>
    <style:style style:name="T193" style:parent-style-name="Fuentedepárrafopredeter." style:family="text">
      <style:text-properties style:font-name="Calibri" fo:color="#000000" fo:language="en" fo:country="GB"/>
    </style:style>
    <style:style style:name="TableCell19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95" style:parent-style-name="Fuentedepárrafopredeter." style:family="text">
      <style:text-properties style:font-name="Calibri" fo:color="#000000" fo:language="en" fo:country="GB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98" style:parent-style-name="Fuentedepárrafopredeter." style:family="text">
      <style:text-properties style:font-name="Calibri" style:font-name-complex="Calibri" style:font-size-complex="11pt" fo:language="en" fo:country="GB"/>
    </style:style>
    <style:style style:name="TableCell19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/>
      <style:text-properties style:font-name="Calibri" fo:color="#000000" fo:language="en" fo:country="GB"/>
    </style:style>
    <style:style style:name="TableCell20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02" style:parent-style-name="Fuentedepárrafopredeter." style:family="text">
      <style:text-properties style:font-name="Calibri" style:font-name-complex="Calibri" style:font-size-complex="11pt" fo:language="en" fo:country="GB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05" style:parent-style-name="Fuentedepárrafopredeter." style:family="text">
      <style:text-properties style:font-name="Calibri" style:font-name-complex="Calibri" fo:language="en" fo:country="GB"/>
    </style:style>
    <style:style style:name="TableCell20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/>
    </style:style>
    <style:style style:name="T208" style:parent-style-name="Fuentedepárrafopredeter." style:family="text">
      <style:text-properties style:font-name="Calibri" fo:color="#000000" fo:language="en" fo:country="GB"/>
    </style:style>
    <style:style style:name="TableCell20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10" style:parent-style-name="Fuentedepárrafopredeter." style:family="text">
      <style:text-properties style:font-name="Calibri" style:font-name-complex="Calibri" fo:language="en" fo:country="GB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13" style:parent-style-name="Fuentedepárrafopredeter." style:family="text">
      <style:text-properties style:font-name="Calibri" fo:color="#000000" fo:language="en" fo:country="GB"/>
    </style:style>
    <style:style style:name="TableCell21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/>
    </style:style>
    <style:style style:name="T216" style:parent-style-name="Fuentedepárrafopredeter." style:family="text">
      <style:text-properties style:font-name="Calibri" fo:color="#000000" fo:language="en" fo:country="GB"/>
    </style:style>
    <style:style style:name="TableCell21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18" style:parent-style-name="Fuentedepárrafopredeter." style:family="text">
      <style:text-properties style:font-name="Calibri" fo:color="#000000" fo:language="en" fo:country="GB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21" style:parent-style-name="Fuentedepárrafopredeter." style:family="text">
      <style:text-properties style:font-name="Calibri" fo:color="#000000" fo:language="en" fo:country="GB"/>
    </style:style>
    <style:style style:name="TableCell22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/>
    </style:style>
    <style:style style:name="T224" style:parent-style-name="Fuentedepárrafopredeter." style:family="text">
      <style:text-properties style:font-name="Calibri" fo:color="#000000" fo:language="en" fo:country="GB"/>
    </style:style>
    <style:style style:name="TableCell22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226" style:parent-style-name="Fuentedepárrafopredeter." style:family="text">
      <style:text-properties style:font-name="Calibri" fo:color="#000000" fo:language="en" fo:country="GB"/>
    </style:style>
    <style:style style:name="P227" style:parent-style-name="Normal" style:family="paragraph">
      <style:text-properties style:font-name="Calibri" fo:language="en" fo:country="GB"/>
    </style:style>
    <style:style style:name="P228" style:parent-style-name="Normal" style:family="paragraph">
      <style:paragraph-properties fo:text-align="center"/>
      <style:text-properties style:font-name="Calibri" fo:font-weight="bold" style:font-weight-asian="bold" fo:color="#000000" fo:language="en" fo:country="GB"/>
    </style:style>
    <style:style style:name="TableColumn230" style:family="table-column">
      <style:table-column-properties style:column-width="0.8076in"/>
    </style:style>
    <style:style style:name="TableColumn231" style:family="table-column">
      <style:table-column-properties style:column-width="4.2333in"/>
    </style:style>
    <style:style style:name="TableColumn232" style:family="table-column">
      <style:table-column-properties style:column-width="0.984in"/>
    </style:style>
    <style:style style:name="TableColumn233" style:family="table-column">
      <style:table-column-properties style:column-width="0.8659in"/>
    </style:style>
    <style:style style:name="Table229" style:family="table">
      <style:table-properties style:width="6.8909in" fo:margin-left="-0.0236in" table:align="left"/>
    </style:style>
    <style:style style:name="TableRow234" style:family="table-row">
      <style:table-row-properties style:min-row-height="0.4402in"/>
    </style:style>
    <style:style style:name="TableCell235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T236" style:parent-style-name="Fuentedepárrafopredeter." style:family="text">
      <style:text-properties style:font-name="Calibri" fo:font-weight="bold" style:font-weight-asian="bold" fo:language="en" fo:country="GB"/>
    </style:style>
    <style:style style:name="TableRow237" style:family="table-row">
      <style:table-row-properties style:min-row-height="0.702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240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41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242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43" style:parent-style-name="Párrafodelista" style:list-style-name="LFO25" style:family="paragraph">
      <style:paragraph-properties style:vertical-align="middle"/>
      <style:text-properties style:font-name="Calibri" style:font-weight-complex="bold" fo:color="#000000" fo:font-size="12pt" style:font-size-asian="12pt" style:font-size-complex="12pt" style:language-asian="es" style:country-asian="ES"/>
    </style:style>
    <style:style style:name="P244" style:parent-style-name="Párrafodelista" style:list-style-name="LFO25" style:family="paragraph">
      <style:paragraph-properties style:vertical-align="middle"/>
      <style:text-properties style:font-name="Calibri" style:font-weight-complex="bold" fo:color="#000000" fo:font-size="12pt" style:font-size-asian="12pt" style:font-size-complex="12pt" style:language-asian="es" style:country-asian="ES"/>
    </style:style>
    <style:style style:name="P245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46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247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48" style:parent-style-name="Párrafodelista" style:list-style-name="LFO36" style:family="paragraph">
      <style:paragraph-properties style:vertical-align="middle"/>
      <style:text-properties style:font-name="Calibri" style:font-weight-complex="bold" fo:color="#000000" fo:font-size="12pt" style:font-size-asian="12pt" style:font-size-complex="12pt" style:language-asian="es" style:country-asian="ES"/>
    </style:style>
    <style:style style:name="P249" style:parent-style-name="Párrafodelista" style:list-style-name="LFO36" style:family="paragraph">
      <style:paragraph-properties style:vertical-align="middle"/>
      <style:text-properties style:font-name="Calibri" style:font-weight-complex="bold" fo:color="#000000" fo:font-size="12pt" style:font-size-asian="12pt" style:font-size-complex="12pt" style:language-asian="es" style:country-asian="ES"/>
    </style:style>
    <style:style style:name="P250" style:parent-style-name="Párrafodelista" style:list-style-name="LFO36" style:family="paragraph">
      <style:paragraph-properties style:vertical-align="middle"/>
      <style:text-properties style:font-name="Calibri" style:font-weight-complex="bold" fo:color="#000000" fo:font-size="12pt" style:font-size-asian="12pt" style:font-size-complex="12pt" style:language-asian="es" style:country-asian="ES"/>
    </style:style>
    <style:style style:name="P251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52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53" style:parent-style-name="Párrafodelista" style:family="paragraph">
      <style:paragraph-properties style:vertical-align="middle"/>
      <style:text-properties style:font-name="Calibri" style:font-name-asian="SimSun" style:font-weight-complex="bold" fo:color="#000000" fo:font-size="12pt" style:font-size-asian="12pt" style:language-asian="es" style:country-asian="ES"/>
    </style:style>
    <style:style style:name="P254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255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56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57" style:parent-style-name="Normal" style:family="paragraph">
      <style:paragraph-properties style:vertical-align="middle"/>
    </style:style>
    <style:style style:name="T258" style:parent-style-name="Hipervínculo" style:family="text">
      <style:text-properties style:font-name="Calibri" style:font-weight-complex="bold" fo:language="en" fo:country="GB" style:language-asian="es" style:country-asian="ES"/>
    </style:style>
    <style:style style:name="T259" style:parent-style-name="Fuentedepárrafopredeter." style:family="text">
      <style:text-properties style:font-name="Calibri" style:font-weight-complex="bold" fo:color="#000000" fo:language="en" fo:country="GB" style:language-asian="es" style:country-asian="ES"/>
    </style:style>
    <style:style style:name="T260" style:parent-style-name="Fuentedepárrafopredeter." style:family="text">
      <style:text-properties style:font-name="Calibri" style:font-weight-complex="bold" fo:color="#000000" fo:language="en" fo:country="GB" style:language-asian="es" style:country-asian="ES"/>
    </style:style>
    <style:style style:name="P261" style:parent-style-name="Normal" style:family="paragraph">
      <style:paragraph-properties style:vertical-align="middle"/>
      <style:text-properties style:font-name="Calibri" style:font-name-complex="Calibri" style:font-size-complex="12pt" fo:language="en" fo:country="GB" style:language-asian="es" style:country-asian="ES"/>
    </style:style>
    <style:style style:name="P262" style:parent-style-name="Párrafodelista" style:family="paragraph">
      <style:paragraph-properties style:vertical-align="middle" fo:margin-left="0in">
        <style:tab-stops/>
      </style:paragraph-properties>
      <style:text-properties style:font-name="Calibri" style:font-name-complex="Calibri" fo:font-size="12pt" style:font-size-asian="12pt" style:font-size-complex="12pt" style:language-asian="es" style:country-asian="ES"/>
    </style:style>
    <style:style style:name="P263" style:parent-style-name="Párrafodelista" style:list-style-name="LFO34" style:family="paragraph">
      <style:paragraph-properties style:vertical-align="middle"/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64" style:parent-style-name="Párrafodelista" style:family="paragraph">
      <style:paragraph-properties style:vertical-align="middle"/>
      <style:text-properties style:font-name="Calibri" style:font-name-complex="Calibri" fo:font-size="12pt" style:font-size-asian="12pt" style:font-size-complex="12pt" style:language-asian="es" style:country-asian="ES"/>
    </style:style>
    <style:style style:name="P265" style:parent-style-name="Párrafodelista" style:family="paragraph">
      <style:paragraph-properties style:vertical-align="middle" fo:margin-left="0in">
        <style:tab-stops/>
      </style:paragraph-properties>
      <style:text-properties style:font-name="Calibri" style:font-name-complex="Calibri" fo:font-size="12pt" style:font-size-asian="12pt" style:font-size-complex="12pt" style:language-asian="es" style:country-asian="ES"/>
    </style:style>
    <style:style style:name="P266" style:parent-style-name="Párrafodelista" style:list-style-name="LFO34" style:family="paragraph">
      <style:paragraph-properties style:vertical-align="middle"/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67" style:parent-style-name="Párrafodelista" style:family="paragraph">
      <style:paragraph-properties style:vertical-align="middle"/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68" style:parent-style-name="Párrafodelista" style:family="paragraph">
      <style:paragraph-properties style:vertical-align="middle" fo:margin-left="0in">
        <style:tab-stops/>
      </style:paragraph-properties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69" style:parent-style-name="Párrafodelista" style:family="paragraph">
      <style:paragraph-properties style:vertical-align="middle" fo:margin-left="0in">
        <style:tab-stops/>
      </style:paragraph-properties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70" style:parent-style-name="Párrafodelista" style:family="paragraph">
      <style:paragraph-properties style:vertical-align="middle" fo:margin-left="0in">
        <style:tab-stops/>
      </style:paragraph-properties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71" style:parent-style-name="Párrafodelista" style:family="paragraph">
      <style:paragraph-properties style:vertical-align="middle" fo:margin-left="0in">
        <style:tab-stops/>
      </style:paragraph-properties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TableRow272" style:family="table-row">
      <style:table-row-properties style:min-row-height="0.702in"/>
    </style:style>
    <style:style style:name="TableCell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text-properties style:font-name="Calibri" style:font-weight-complex="bold" fo:color="#000000" fo:language="en" fo:country="GB" style:language-asian="es" style:country-asian="ES"/>
    </style:style>
    <style:style style:name="TableRow275" style:family="table-row">
      <style:table-row-properties style:min-row-height="0.3888in"/>
    </style:style>
    <style:style style:name="TableCell276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keep-with-next="always" fo:keep-together="always"/>
      <style:text-properties style:font-name="Calibri" fo:font-weight="bold" style:font-weight-asian="bold" fo:language="en" fo:country="GB"/>
    </style:style>
    <style:style style:name="TableRow278" style:family="table-row">
      <style:table-row-properties style:min-row-height="0.4458in"/>
    </style:style>
    <style:style style:name="TableCell279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280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GB" style:language-asian="en" style:country-asian="GB"/>
    </style:style>
    <style:style style:name="TableCell281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282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GB" style:language-asian="en" style:country-asian="GB"/>
    </style:style>
    <style:style style:name="P283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GB" style:language-asian="en" style:country-asian="GB"/>
    </style:style>
    <style:style style:name="TableCell284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285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GB" style:language-asian="en" style:country-asian="GB"/>
    </style:style>
    <style:style style:name="TableCell286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287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style:font-weight-complex="bold" fo:language="en" fo:country="GB" style:language-asian="en" style:country-asian="GB"/>
    </style:style>
    <style:style style:name="TableRow288" style:family="table-row">
      <style:table-row-properties style:row-height="0.7083in"/>
    </style:style>
    <style:style style:name="TableCell28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keep-with-next="always" fo:keep-together="always" fo:text-align="center"/>
    </style:style>
    <style:style style:name="T291" style:parent-style-name="Fuentedepárrafopredeter." style:family="text">
      <style:text-properties style:font-name="Calibri" style:font-name-complex="Arial" fo:font-weight="bold" style:font-weight-asian="bold" fo:language="en" fo:country="GB"/>
    </style:style>
    <style:style style:name="TableCell29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keep-with-next="always" fo:keep-together="always" style:text-autospace="none"/>
    </style:style>
    <style:style style:name="T294" style:parent-style-name="Fuentedepárrafopredeter." style:family="text">
      <style:text-properties style:font-name="Calibri" style:font-name-complex="Arial" fo:language="en" fo:country="GB"/>
    </style:style>
    <style:style style:name="T295" style:parent-style-name="Fuentedepárrafopredeter." style:family="text">
      <style:text-properties style:font-name="Calibri" style:font-name-complex="Arial" fo:language="en" fo:country="GB"/>
    </style:style>
    <style:style style:name="T296" style:parent-style-name="Fuentedepárrafopredeter." style:family="text">
      <style:text-properties style:font-name="Calibri" style:font-name-complex="Arial" fo:language="en" fo:country="GB"/>
    </style:style>
    <style:style style:name="T297" style:parent-style-name="Fuentedepárrafopredeter." style:family="text">
      <style:text-properties style:font-name="Calibri" style:font-name-complex="Arial" fo:language="en" fo:country="GB"/>
    </style:style>
    <style:style style:name="TableCell29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keep-with-next="always" fo:keep-together="always"/>
    </style:style>
    <style:style style:name="T300" style:parent-style-name="Fuentedepárrafopredeter." style:family="text">
      <style:text-properties style:font-name="Calibri" style:font-name-complex="Arial"/>
    </style:style>
    <style:style style:name="TableCell30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keep-with-next="always" fo:keep-together="always"/>
    </style:style>
    <style:style style:name="T303" style:parent-style-name="Fuentedepárrafopredeter." style:family="text">
      <style:text-properties style:font-name="Calibri" style:font-name-complex="Arial"/>
    </style:style>
    <style:style style:name="TableRow304" style:family="table-row">
      <style:table-row-properties style:row-height="0.7083in"/>
    </style:style>
    <style:style style:name="TableCell30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fo:language="en" fo:country="GB"/>
    </style:style>
    <style:style style:name="TableCell30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keep-with-next="always" fo:keep-together="always" style:text-autospace="none"/>
      <style:text-properties style:font-name="Calibri" style:font-name-complex="Arial" fo:language="en" fo:country="GB"/>
    </style:style>
    <style:style style:name="TableCell30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keep-with-next="always" fo:keep-together="always"/>
      <style:text-properties style:font-name="Calibri" style:font-name-complex="Arial" fo:language="en" fo:country="GB"/>
    </style:style>
    <style:style style:name="TableCell31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keep-with-next="always" fo:keep-together="always"/>
      <style:text-properties style:font-name="Calibri" style:font-name-complex="Arial" fo:language="en" fo:country="US"/>
    </style:style>
    <style:style style:name="TableRow313" style:family="table-row">
      <style:table-row-properties style:row-height="0.7083in"/>
    </style:style>
    <style:style style:name="TableCell31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keep-with-next="always" fo:keep-together="always" fo:text-align="center"/>
      <style:text-properties style:font-name="Calibri" style:font-name-complex="Arial" fo:font-weight="bold" style:font-weight-asian="bold" fo:language="en" fo:country="GB"/>
    </style:style>
    <style:style style:name="TableCell31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keep-with-next="always" fo:keep-together="always" style:text-autospace="none"/>
    </style:style>
    <style:style style:name="T318" style:parent-style-name="Fuentedepárrafopredeter." style:family="text">
      <style:text-properties style:font-name="Calibri" style:font-weight-complex="bold" fo:color="#000000" fo:language="en" fo:country="GB" style:language-asian="es" style:country-asian="ES"/>
    </style:style>
    <style:style style:name="T319" style:parent-style-name="Fuentedepárrafopredeter." style:family="text">
      <style:text-properties style:font-name="Calibri" style:font-weight-complex="bold" fo:color="#000000" fo:language="en" fo:country="GB" style:language-asian="es" style:country-asian="ES"/>
    </style:style>
    <style:style style:name="TableCell32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keep-with-next="always" fo:keep-together="always"/>
      <style:text-properties style:font-name="Calibri" style:font-name-complex="Arial" fo:language="en" fo:country="GB"/>
    </style:style>
    <style:style style:name="TableCell32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keep-with-next="always" fo:keep-together="always"/>
      <style:text-properties style:font-name="Calibri" style:font-name-complex="Arial" fo:language="en" fo:country="US"/>
    </style:style>
    <style:style style:name="P324" style:parent-style-name="Normal" style:family="paragraph">
      <style:paragraph-properties fo:keep-with-next="always" fo:keep-together="always" style:text-autospace="none"/>
      <style:text-properties style:font-name="Calibri" fo:language="en" fo:country="GB"/>
    </style:style>
    <style:style style:name="TableColumn326" style:family="table-column">
      <style:table-column-properties style:column-width="3.127in"/>
    </style:style>
    <style:style style:name="TableColumn327" style:family="table-column">
      <style:table-column-properties style:column-width="2.5791in"/>
    </style:style>
    <style:style style:name="TableColumn328" style:family="table-column">
      <style:table-column-properties style:column-width="1.1611in"/>
    </style:style>
    <style:style style:name="Table325" style:family="table">
      <style:table-properties style:width="6.8673in" fo:margin-left="0in" table:align="left"/>
    </style:style>
    <style:style style:name="TableRow329" style:family="table-row">
      <style:table-row-properties style:min-row-height="0.1173in"/>
    </style:style>
    <style:style style:name="TableCell330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text-properties style:font-name="Calibri" style:font-name-complex="Arial" fo:font-weight="bold" style:font-weight-asian="bold" fo:color="#000000" fo:language="en" fo:country="GB" style:language-asian="en" style:country-asian="GB"/>
    </style:style>
    <style:style style:name="TableCell332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T333" style:parent-style-name="Fuentedepárrafopredeter." style:family="text">
      <style:text-properties style:font-name="Calibri" style:font-name-complex="Arial" fo:font-weight="bold" style:font-weight-asian="bold" fo:color="#000000" fo:language="en" fo:country="GB" style:language-asian="en" style:country-asian="GB"/>
    </style:style>
    <style:style style:name="T334" style:parent-style-name="Fuentedepárrafopredeter." style:family="text">
      <style:text-properties style:font-name="Calibri" fo:font-weight="bold" style:font-weight-asian="bold" fo:language="en" fo:country="GB"/>
    </style:style>
    <style:style style:name="TableCell335" style:family="table-cell">
      <style:table-cell-properties fo:border="0.0069in solid #808080" fo:background-color="#FFFFFF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/>
    </style:style>
    <style:style style:name="T337" style:parent-style-name="Fuentedepárrafopredeter." style:family="text">
      <style:text-properties style:font-name="Calibri" fo:language="en" fo:country="GB"/>
    </style:style>
    <style:style style:name="T338" style:parent-style-name="Fuentedepárrafopredeter." style:family="text">
      <style:text-properties style:font-name="Calibri" fo:language="en" fo:country="GB"/>
    </style:style>
    <style:style style:name="T339" style:parent-style-name="Fuentedepárrafopredeter." style:family="text">
      <style:text-properties style:font-name="Calibri" fo:language="en" fo:country="GB"/>
    </style:style>
    <style:style style:name="T340" style:parent-style-name="Fuentedepárrafopredeter." style:family="text">
      <style:text-properties style:font-name="Calibri" fo:language="en" fo:country="GB"/>
    </style:style>
    <style:style style:name="TableRow341" style:family="table-row">
      <style:table-row-properties style:min-row-height="0.5326in"/>
    </style:style>
    <style:style style:name="TableCell342" style:family="table-cell">
      <style:table-cell-properties fo:border="0.0069in solid #808080" style:writing-mode="lr-tb" fo:padding-top="0in" fo:padding-left="0.075in" fo:padding-bottom="0in" fo:padding-right="0.075in"/>
    </style:style>
    <style:style style:name="P343" style:parent-style-name="Párrafodelista" style:list-style-name="LFO23" style:family="paragraph">
      <style:paragraph-properties style:text-autospace="none"/>
      <style:text-properties style:language-asian="es" style:country-asian="ES"/>
    </style:style>
    <style:style style:name="P344" style:parent-style-name="Párrafodelista" style:list-style-name="LFO23" style:family="paragraph">
      <style:paragraph-properties style:text-autospace="none"/>
      <style:text-properties style:language-asian="es" style:country-asian="ES"/>
    </style:style>
    <style:style style:name="P345" style:parent-style-name="Párrafodelista" style:list-style-name="LFO23" style:family="paragraph">
      <style:paragraph-properties style:text-autospace="none"/>
      <style:text-properties style:language-asian="es" style:country-asian="ES"/>
    </style:style>
    <style:style style:name="P346" style:parent-style-name="Párrafodelista" style:list-style-name="LFO23" style:family="paragraph">
      <style:paragraph-properties style:text-autospace="none"/>
      <style:text-properties style:language-asian="es" style:country-asian="ES"/>
    </style:style>
    <style:style style:name="P347" style:parent-style-name="Normal" style:family="paragraph">
      <style:paragraph-properties style:text-autospace="none"/>
      <style:text-properties style:language-asian="es" style:country-asian="ES"/>
    </style:style>
    <style:style style:name="P348" style:parent-style-name="Normal" style:family="paragraph">
      <style:text-properties style:font-name="Calibri" fo:color="#000000" fo:language="en" fo:country="GB" style:language-asian="es" style:country-asian="ES"/>
    </style:style>
    <style:style style:name="P349" style:parent-style-name="Normal" style:family="paragraph">
      <style:text-properties fo:language="en" fo:country="GB"/>
    </style:style>
  </office:automatic-styles>
  <office:body>
    <office:text text:use-soft-page-breaks="true">
      <text:p text:style-name="P1"><text:bookmark-start text:name="date"/><text:bookmark-end text:name="date"/><text:span text:style-name="T13">L</text:span><text:span text:style-name="T14">uxembourg,<text:s/></text:span><text:span text:style-name="T15"><text:date style:data-style-name="N16">24 April 2018</text:date></text:span></text:p>
      <text:p text:style-name="note_head"><text:bookmark-start text:name="code_unit"/><text:bookmark-end text:name="code_unit"/><text:span text:style-name="T17">Report on the</text:span><text:span text:style-name="T18"><text:s/>5</text:span><text:span text:style-name="T19">th</text:span><text:span text:style-name="T20"><text:s/>Working group Meeting of the eProcurement Ontology</text:span></text:p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Project:</text:p>
          </table:table-cell>
          <table:table-cell table:style-name="TableCell30">
            <text:p text:style-name="P31">eProcurement Ontology<text:s/></text:p>
            <text:p text:style-name="P32"/>
          </table:table-cell>
          <table:table-cell table:style-name="TableCell33">
            <text:p text:style-name="P34">Meeting Date/Time:</text:p>
          </table:table-cell>
          <table:table-cell table:style-name="TableCell35">
            <text:p text:style-name="P36">2018-03-28</text:p>
            <text:p text:style-name="P37">14:00 –<text:s/>15:00</text:p>
          </table:table-cell>
        </table:table-row>
        <table:table-row table:style-name="TableRow38">
          <table:table-cell table:style-name="TableCell39">
            <text:p text:style-name="P40">Meeting type:</text:p>
          </table:table-cell>
          <table:table-cell table:style-name="TableCell41">
            <text:p text:style-name="P42"><text:span text:style-name="T43">5</text:span><text:span text:style-name="T44">th</text:span><text:span text:style-name="T45"><text:s/>Working Group Meeting</text:span></text:p>
          </table:table-cell>
          <table:table-cell table:style-name="TableCell46">
            <text:p text:style-name="P47">Meeting Location:</text:p>
          </table:table-cell>
          <table:table-cell table:style-name="TableCell48">
            <text:p text:style-name="P49">Videoconference<text:s/></text:p>
            <text:p text:style-name="P50"><text:span text:style-name="T51">Webex (</text:span><text:a xlink:href="sip:849718949@ecwacs.webex.com" office:target-frame-name="_top" xlink:show="replace"><text:span text:style-name="T52">849718949@ecwacs.webex.com</text:span></text:a><text:span text:style-name="T53">)</text:span></text:p>
          </table:table-cell>
        </table:table-row>
        <table:table-row table:style-name="TableRow54">
          <table:table-cell table:style-name="TableCell55">
            <text:p text:style-name="P56">Chairperson:</text:p>
          </table:table-cell>
          <table:table-cell table:style-name="TableCell57">
            <text:p text:style-name="P58"><text:span text:style-name="T59">Natalie Muric</text:span></text:p>
          </table:table-cell>
          <table:table-cell table:style-name="TableCell60">
            <text:p text:style-name="P61">Issue Date:</text:p>
          </table:table-cell>
          <table:table-cell table:style-name="TableCell62">
            <text:p text:style-name="P63"><text:span text:style-name="T64">2018-03-28</text:span></text:p>
          </table:table-cell>
        </table:table-row>
      </table:table>
      <text:p text:style-name="P65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Normal"><text:span text:style-name="T70">Meeting Agenda<text:s/></text:span></text:p>
          </table:table-cell>
        </table:table-row>
        <table:table-row table:style-name="TableRow71">
          <table:table-cell table:style-name="TableCell72">
            <text:list text:style-name="LFO25" text:continue-numbering="true">
              <text:list-item>
                <text:p text:style-name="P73"><text:span text:style-name="T74">Presentation of the participants</text:span></text:p>
              </text:list-item>
              <text:list-item>
                <text:p text:style-name="P75"><text:span text:style-name="T76">Glossary feedback (</text:span><text:span text:style-name="T77">Natalie Muric</text:span><text:span text:style-name="T78">)</text:span></text:p>
              </text:list-item>
              <text:list-item>
                <text:p text:style-name="P79"><text:span text:style-name="T80">Expectations from WG (</text:span><text:span text:style-name="T81">Virginia Gomariz</text:span><text:span text:style-name="T82">)</text:span></text:p>
              </text:list-item>
              <text:list-item>
                <text:p text:style-name="P83"><text:span text:style-name="T84">Conceptual Data Model (</text:span><text:span text:style-name="T85">Enric Staromiejski</text:span><text:span text:style-name="T86">)</text:span></text:p>
              </text:list-item>
              <text:list-item>
                <text:p text:style-name="P87"><text:span text:style-name="T88">Preparation of the PoC (</text:span><text:span text:style-name="T89">Enric Staromiejski</text:span><text:span text:style-name="T90">)<text:s/></text:span></text:p>
              </text:list-item>
              <text:list-item>
                <text:p text:style-name="P91">Any other business</text:p>
              </text:list-item>
            </text:list>
            <text:p text:style-name="P92"/>
          </table:table-cell>
        </table:table-row>
      </table:table>
      <text:p text:style-name="P93"/>
      <text:p text:style-name="P94"/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 table:number-columns-spanned="3">
            <text:p text:style-name="P102">List of Participants</text:p>
          </table:table-cell>
          <table:covered-table-cell/>
          <table:covered-table-cell/>
        </table:table-row>
        <table:table-row table:style-name="TableRow103">
          <table:table-cell table:style-name="TableCell104">
            <text:p text:style-name="P105"><text:span text:style-name="T106">Attendee<text:s/></text:span><text:span text:style-name="T107">Name</text:span><text:span text:style-name="T108"><text:s/></text:span><text:span text:style-name="T109">(present)</text:span></text:p>
          </table:table-cell>
          <table:table-cell table:style-name="TableCell110">
            <text:p text:style-name="P111"><text:span text:style-name="T112">Initials</text:span></text:p>
          </table:table-cell>
          <table:table-cell table:style-name="TableCell113">
            <text:p text:style-name="P114"><text:span text:style-name="T115">Organisation / Email</text:span></text:p>
          </table:table-cell>
        </table:table-row>
        <table:table-row table:style-name="TableRow116">
          <table:table-cell table:style-name="TableCell117">
            <text:p text:style-name="Normal"><text:span text:style-name="T118">Paul BORODAY</text:span></text:p>
          </table:table-cell>
          <table:table-cell table:style-name="TableCell119">
            <text:p text:style-name="P120"><text:span text:style-name="T121">PB</text:span></text:p>
          </table:table-cell>
          <table:table-cell table:style-name="TableCell122">
            <text:p text:style-name="Normal"><text:span text:style-name="T123">OCDS</text:span></text:p>
          </table:table-cell>
        </table:table-row>
        <table:table-row table:style-name="TableRow124">
          <table:table-cell table:style-name="TableCell125">
            <text:p text:style-name="Normal"><text:span text:style-name="T126">Laia BOTA</text:span></text:p>
          </table:table-cell>
          <table:table-cell table:style-name="TableCell127">
            <text:p text:style-name="P128"><text:span text:style-name="T129">LB</text:span></text:p>
          </table:table-cell>
          <table:table-cell table:style-name="TableCell130">
            <text:p text:style-name="Normal"><text:span text:style-name="T131">everis</text:span></text:p>
          </table:table-cell>
        </table:table-row>
        <table:table-row table:style-name="TableRow132">
          <table:table-cell table:style-name="TableCell133">
            <text:p text:style-name="Normal"><text:span text:style-name="T134">Patrizia CANNULI</text:span></text:p>
          </table:table-cell>
          <table:table-cell table:style-name="TableCell135">
            <text:p text:style-name="P136"><text:span text:style-name="T137">PC</text:span></text:p>
          </table:table-cell>
          <table:table-cell table:style-name="TableCell138">
            <text:p text:style-name="Normal"><text:span text:style-name="T139">IT Consip</text:span></text:p>
          </table:table-cell>
        </table:table-row>
        <table:table-row table:style-name="TableRow140">
          <table:table-cell table:style-name="TableCell141">
            <text:p text:style-name="Normal"><text:span text:style-name="T142">Manuela CRUZ</text:span></text:p>
          </table:table-cell>
          <table:table-cell table:style-name="TableCell143">
            <text:p text:style-name="P144"><text:span text:style-name="T145">MC</text:span></text:p>
          </table:table-cell>
          <table:table-cell table:style-name="TableCell146">
            <text:p text:style-name="Normal"><text:span text:style-name="T147">OP</text:span></text:p>
          </table:table-cell>
        </table:table-row>
        <table:table-row table:style-name="TableRow148">
          <table:table-cell table:style-name="TableCell149">
            <text:p text:style-name="Normal"><text:span text:style-name="T150">Tim DAVIES</text:span></text:p>
          </table:table-cell>
          <table:table-cell table:style-name="TableCell151">
            <text:p text:style-name="P152"><text:span text:style-name="T153">TD</text:span></text:p>
          </table:table-cell>
          <table:table-cell table:style-name="TableCell154">
            <text:p text:style-name="Normal"><text:span text:style-name="T155">OCDS</text:span></text:p>
          </table:table-cell>
        </table:table-row>
        <table:table-row table:style-name="TableRow156">
          <table:table-cell table:style-name="TableCell157">
            <text:p text:style-name="Normal"><text:span text:style-name="T158">Maria FONT</text:span></text:p>
          </table:table-cell>
          <table:table-cell table:style-name="TableCell159">
            <text:p text:style-name="P160"><text:span text:style-name="T161">MF</text:span></text:p>
          </table:table-cell>
          <table:table-cell table:style-name="TableCell162">
            <text:p text:style-name="Normal"><text:span text:style-name="T163">everis</text:span></text:p>
          </table:table-cell>
        </table:table-row>
        <table:table-row table:style-name="TableRow164">
          <table:table-cell table:style-name="TableCell165">
            <text:p text:style-name="Normal"><text:span text:style-name="T166">Virginia GOMARIZ</text:span></text:p>
          </table:table-cell>
          <table:table-cell table:style-name="TableCell167">
            <text:p text:style-name="P168"><text:span text:style-name="T169">VG</text:span></text:p>
          </table:table-cell>
          <table:table-cell table:style-name="TableCell170">
            <text:p text:style-name="Normal"><text:span text:style-name="T171">everis</text:span></text:p>
          </table:table-cell>
        </table:table-row>
        <table:table-row table:style-name="TableRow172">
          <table:table-cell table:style-name="TableCell173">
            <text:p text:style-name="Normal"><text:span text:style-name="T174">Karolis GRANICKAS</text:span></text:p>
          </table:table-cell>
          <table:table-cell table:style-name="TableCell175">
            <text:p text:style-name="P176"><text:span text:style-name="T177">KG</text:span></text:p>
          </table:table-cell>
          <table:table-cell table:style-name="TableCell178">
            <text:p text:style-name="Normal"><text:span text:style-name="T179">Open Contract partners</text:span></text:p>
          </table:table-cell>
        </table:table-row>
        <table:table-row table:style-name="TableRow180">
          <table:table-cell table:style-name="TableCell181">
            <text:p text:style-name="Normal"><text:span text:style-name="T182">Oleksandra HORDIYENKO</text:span></text:p>
          </table:table-cell>
          <table:table-cell table:style-name="TableCell183">
            <text:p text:style-name="P184"><text:span text:style-name="T185">OH</text:span></text:p>
          </table:table-cell>
          <table:table-cell table:style-name="TableCell186">
            <text:p text:style-name="Normal"><text:span text:style-name="T187">Quinta Group</text:span></text:p>
          </table:table-cell>
        </table:table-row>
        <table:table-row table:style-name="TableRow188">
          <table:table-cell table:style-name="TableCell189">
            <text:p text:style-name="Normal"><text:span text:style-name="T190">Natalie MURIC</text:span></text:p>
          </table:table-cell>
          <table:table-cell table:style-name="TableCell191">
            <text:p text:style-name="P192"><text:span text:style-name="T193">NM</text:span></text:p>
          </table:table-cell>
          <table:table-cell table:style-name="TableCell194">
            <text:p text:style-name="Normal"><text:span text:style-name="T195">OP</text:span></text:p>
          </table:table-cell>
        </table:table-row>
        <table:table-row table:style-name="TableRow196">
          <table:table-cell table:style-name="TableCell197">
            <text:p text:style-name="Normal"><text:span text:style-name="T198">Iryna ONISHCHUK</text:span></text:p>
          </table:table-cell>
          <table:table-cell table:style-name="TableCell199">
            <text:p text:style-name="P200">IO</text:p>
          </table:table-cell>
          <table:table-cell table:style-name="TableCell201">
            <text:p text:style-name="Normal"><text:span text:style-name="T202">Quinta Group</text:span></text:p>
          </table:table-cell>
        </table:table-row>
        <table:table-row table:style-name="TableRow203">
          <table:table-cell table:style-name="TableCell204">
            <text:p text:style-name="Normal"><text:span text:style-name="T205">Myroslav OPYR</text:span></text:p>
          </table:table-cell>
          <table:table-cell table:style-name="TableCell206">
            <text:p text:style-name="P207"><text:span text:style-name="T208">MO</text:span></text:p>
          </table:table-cell>
          <table:table-cell table:style-name="TableCell209">
            <text:p text:style-name="Normal"><text:span text:style-name="T210">CTO of Quinta Group &amp; OCDS in ProZorro</text:span></text:p>
          </table:table-cell>
        </table:table-row>
        <table:table-row table:style-name="TableRow211">
          <table:table-cell table:style-name="TableCell212">
            <text:p text:style-name="Normal"><text:span text:style-name="T213">Claude SCHMIT</text:span></text:p>
          </table:table-cell>
          <table:table-cell table:style-name="TableCell214">
            <text:p text:style-name="P215"><text:span text:style-name="T216">CS</text:span></text:p>
          </table:table-cell>
          <table:table-cell table:style-name="TableCell217">
            <text:p text:style-name="Normal"><text:span text:style-name="T218">OP</text:span></text:p>
          </table:table-cell>
        </table:table-row>
        <table:table-row table:style-name="TableRow219">
          <table:table-cell table:style-name="TableCell220">
            <text:p text:style-name="Normal"><text:span text:style-name="T221">Enric STAROMIEJSKI</text:span></text:p>
          </table:table-cell>
          <table:table-cell table:style-name="TableCell222">
            <text:p text:style-name="P223"><text:span text:style-name="T224">ES</text:span></text:p>
          </table:table-cell>
          <table:table-cell table:style-name="TableCell225">
            <text:p text:style-name="Normal"><text:span text:style-name="T226">everis</text:span></text:p>
          </table:table-cell>
        </table:table-row>
      </table:table>
      <text:p text:style-name="P227"/>
      <text:p text:style-name="P228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 table:number-columns-spanned="4">
            <text:p text:style-name="Normal"><text:span text:style-name="T236">Summary of Meeting<text:s/></text:span></text:p>
          </table:table-cell>
          <table:covered-table-cell/>
          <table:covered-table-cell/>
          <table:covered-table-cell/>
        </table:table-row>
        <table:table-row table:style-name="TableRow237">
          <table:table-cell table:style-name="TableCell238" table:number-columns-spanned="4">
            <text:p text:style-name="P239">Presentation of the Participants</text:p>
            <text:p text:style-name="P240">The<text:s/>participants<text:s/>of the meeting presented themselves (see list of participants –<text:s/>in alphabetical order).</text:p>
            <text:p text:style-name="P241">Glossary feedback and expectations from WG</text:p>
            <text:p text:style-name="P242">Currently, there is no feedback related to the Glossary. However,<text:s/>weekly meetings will be set up<text:s/>to confirm the concepts and definitions. <text:s/>In addition,<text:s/>some technical meetings will be set up to:</text:p>
            <text:list text:style-name="LFO25" text:continue-numbering="true">
              <text:list-item>
                <text:p text:style-name="P243">Review the coherence in both technical and business points of view;</text:p>
              </text:list-item>
              <text:list-item>
                <text:p text:style-name="P244">Review the progress on design and implementation topics (e.g. n-ary relationships between classes, model documents as classes, etc.).</text:p>
              </text:list-item>
            </text:list>
            <text:p text:style-name="P245"/>
            <text:p text:style-name="P246">Conceptual data model</text:p>
            <text:p text:style-name="P247">The working group<text:s/>was informed on the progress of the ePO v2.0.0 conceptual data model:</text:p>
            <text:list text:style-name="LFO36" text:continue-numbering="true">
              <text:list-item>
                <text:p text:style-name="P248">Procurement project was explained;</text:p>
              </text:list-item>
              <text:list-item>
                <text:p text:style-name="P249">The overview and Procurement procedure;</text:p>
              </text:list-item>
              <text:list-item>
                <text:p text:style-name="P250">And the rest of diagrams with more specific classes and properties as published on the GitHub.</text:p>
              </text:list-item>
            </text:list>
            <text:p text:style-name="P251"/>
            <text:p text:style-name="P252">Any questions related to the conceptual model should be added as issues in the GitHub space.</text:p>
            <text:p text:style-name="P253"/>
            <text:p text:style-name="P254">Preparation of the PoC</text:p>
            <text:p text:style-name="P255">The methodology of the PoC development was presented. This includes the actors involved in the development and their tasks.<text:s/></text:p>
            <text:p text:style-name="P256">Working group members are requested to review the identified competency questions. They were identified<text:s/>taking into account the objectives of “Use case 1: transparency and monitoring”, and “Use case 4: Analysing eProcurement procedures”:</text:p>
            <text:p text:style-name="P257"><text:a xlink:href="https://github.com/eprocurementontology/eprocurementontology/wiki/Competency-Questions" office:target-frame-name="_top" xlink:show="replace"><text:span text:style-name="T258">https://github.com/eprocurementontology/eprocurementontology/wiki/Competency-Questions</text:span></text:a><text:span text:style-name="T259"><text:s/></text:span><text:span text:style-name="T260"><text:s/></text:span></text:p>
            <text:p text:style-name="P261">Future meetings are planned:</text:p>
            <text:p text:style-name="P262">27/04/2018</text:p>
            <text:list text:style-name="LFO34" text:continue-numbering="true">
              <text:list-item>
                <text:p text:style-name="P263">Revision of the ontology, conceptual model and design considerations</text:p>
              </text:list-item>
            </text:list>
            <text:p text:style-name="P264"/>
            <text:p text:style-name="P265">01/06/2018</text:p>
            <text:list text:style-name="LFO34" text:continue-numbering="true">
              <text:list-item>
                <text:p text:style-name="P266">Revision of the ontology, OWL implementation and results of the PoC</text:p>
              </text:list-item>
            </text:list>
            <text:p text:style-name="P267"/>
            <text:p text:style-name="P268">The work to be presented in each meeting will generally be made available for the working groups’ information approximately one week before each meeting.</text:p>
            <text:p text:style-name="P269"/>
            <text:p text:style-name="P270">The action points decided for the next meeting are listed below.<text:s/></text:p>
            <text:p text:style-name="P271"/>
          </table:table-cell>
          <table:covered-table-cell/>
          <table:covered-table-cell/>
          <table:covered-table-cell/>
        </table:table-row>
        <table:table-row table:style-name="TableRow272">
          <table:table-cell table:style-name="TableCell273" table:number-columns-spanned="4">
            <text:p text:style-name="P274"/>
          </table:table-cell>
          <table:covered-table-cell/>
          <table:covered-table-cell/>
          <table:covered-table-cell/>
        </table:table-row>
        <table:table-row table:style-name="TableRow275">
          <table:table-cell table:style-name="TableCell276" table:number-columns-spanned="4">
            <text:p text:style-name="P277">Action Points (AP):</text:p>
          </table:table-cell>
          <table:covered-table-cell/>
          <table:covered-table-cell/>
          <table:covered-table-cell/>
        </table:table-row>
        <table:table-row table:style-name="TableRow278">
          <table:table-cell table:style-name="TableCell279">
            <text:p text:style-name="P280">AP#</text:p>
          </table:table-cell>
          <table:table-cell table:style-name="TableCell281">
            <text:p text:style-name="P282">Name</text:p>
            <text:p text:style-name="P283">Description</text:p>
          </table:table-cell>
          <table:table-cell table:style-name="TableCell284">
            <text:p text:style-name="P285">Due Date</text:p>
          </table:table-cell>
          <table:table-cell table:style-name="TableCell286">
            <text:p text:style-name="P287">Who</text:p>
          </table:table-cell>
        </table:table-row>
        <table:table-row table:style-name="TableRow288">
          <table:table-cell table:style-name="TableCell289">
            <text:p text:style-name="P290"><text:span text:style-name="T291">1</text:span></text:p>
          </table:table-cell>
          <table:table-cell table:style-name="TableCell292">
            <text:p text:style-name="P293"><text:span text:style-name="T294">Setting up</text:span><text:span text:style-name="T295"><text:s/>weekly meetings<text:s/></text:span><text:span text:style-name="T296">on the glossary<text:s/></text:span><text:span text:style-name="T297">with the working group.</text:span></text:p>
          </table:table-cell>
          <table:table-cell table:style-name="TableCell298">
            <text:p text:style-name="P299"><text:span text:style-name="T300">06-04-2018</text:span></text:p>
          </table:table-cell>
          <table:table-cell table:style-name="TableCell301">
            <text:p text:style-name="P302"><text:span text:style-name="T303">OP</text:span></text:p>
          </table:table-cell>
        </table:table-row>
        <table:table-row table:style-name="TableRow304">
          <table:table-cell table:style-name="TableCell305">
            <text:p text:style-name="P306">2</text:p>
          </table:table-cell>
          <table:table-cell table:style-name="TableCell307">
            <text:p text:style-name="P308">Setting up of technical meeting</text:p>
          </table:table-cell>
          <table:table-cell table:style-name="TableCell309">
            <text:p text:style-name="P310">As necessary<text:s/></text:p>
          </table:table-cell>
          <table:table-cell table:style-name="TableCell311">
            <text:p text:style-name="P312">Everis and OP</text:p>
          </table:table-cell>
        </table:table-row>
        <table:table-row table:style-name="TableRow313">
          <table:table-cell table:style-name="TableCell314">
            <text:p text:style-name="P315">3</text:p>
          </table:table-cell>
          <table:table-cell table:style-name="TableCell316">
            <text:p text:style-name="P317"><text:span text:style-name="T318">R</text:span><text:span text:style-name="T319">eview the identified competency questions</text:span></text:p>
          </table:table-cell>
          <table:table-cell table:style-name="TableCell320">
            <text:p text:style-name="P321">16-05-2018</text:p>
          </table:table-cell>
          <table:table-cell table:style-name="TableCell322">
            <text:p text:style-name="P323">Working group members</text:p>
          </table:table-cell>
        </table:table-row>
      </table:table>
      <text:p text:style-name="P324"/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Proposed Agenda for Next Meeting:</text:p>
          </table:table-cell>
          <table:table-cell table:style-name="TableCell332">
            <text:p text:style-name="Normal"><text:span text:style-name="T333">Proposed<text:s/></text:span><text:span text:style-name="T334">Next Meeting Date:</text:span></text:p>
          </table:table-cell>
          <table:table-cell table:style-name="TableCell335">
            <text:p text:style-name="P336"><text:span text:style-name="T337">2018/0</text:span><text:span text:style-name="T338">5</text:span><text:span text:style-name="T339">/</text:span><text:span text:style-name="T340">04</text:span></text:p>
          </table:table-cell>
        </table:table-row>
        <table:table-row table:style-name="TableRow341">
          <table:table-cell table:style-name="TableCell342" table:number-columns-spanned="3">
            <text:list text:style-name="LFO23" text:continue-numbering="true">
              <text:list-item>
                <text:p text:style-name="P343">Presentation of the participants</text:p>
              </text:list-item>
              <text:list-item>
                <text:p text:style-name="P344">Conceptual Data Model<text:s/></text:p>
              </text:list-item>
              <text:list-item>
                <text:p text:style-name="P345">Evolution of the PoC<text:s/></text:p>
              </text:list-item>
              <text:list-item>
                <text:p text:style-name="P346">Any other business</text:p>
              </text:list-item>
            </text:list>
            <text:p text:style-name="P347"/>
          </table:table-cell>
          <table:covered-table-cell/>
          <table:covered-table-cell/>
        </table:table-row>
      </table:table>
      <text:p text:style-name="P348"/>
      <text:p text:style-name="P3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ucidaBright-Italic" svg:font-family="LucidaBright-Italic" style:font-family-generic="system"/>
    <style:font-face style:name="TrebuchetMS-Bold" svg:font-family="TrebuchetMS-Bold" style:font-family-generic="system"/>
    <style:font-face style:name="TrebuchetMS" svg:font-family="TrebuchetMS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G Times (W1)" svg:font-family="CG Times (W1)" style:font-family-generic="roman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bottom="0in"/>
      <style:text-properties fo:font-weight="bold" style:font-weight-asian="bold" style:font-weight-complex="bold" style:letter-kerning="true" style:font-size-complex="12pt" fo:language="fr" fo:country="FR" style:language-asian="en" style:country-asian="U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fo:font-style="italic" style:font-style-asian="italic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/>
      <style:text-properties style:font-name="Trebuchet MS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style:font-name="Arial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style:font-name="Arial" fo:font-style="italic" style:font-style-asian="italic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style:font-name="Arial" fo:font-size="10pt" style:font-size-asian="10pt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="Arial" fo:font-style="italic" style:font-style-asian="italic" fo:font-size="9pt" style:font-size-asian="9pt" fo:hyphenate="false"/>
    </style:style>
    <style:style style:name="Normal" style:display-name="Normal" style:family="paragraph">
      <style:paragraph-properties style:snap-to-layout-grid="false" fo:text-align="justify" fo:margin-bottom="0.1666in"/>
      <style:text-properties style:font-name-asian="SimSun" fo:font-size="12pt" style:font-size-asian="12pt" fo:language="fr" fo:country="BE" style:language-asian="zh" style:country-asian="CN" fo:hyphenate="false"/>
    </style:style>
    <style:style style:name="Fuentedepárrafopredeter." style:display-name="Fuente de párrafo predeter." style:family="text"/>
    <style:style style:name="Address_letter" style:display-name="Address_letter" style:family="paragraph" style:parent-style-name="Normal" style:next-style-name="Normal">
      <style:paragraph-properties fo:margin-left="3.5437in">
        <style:tab-stops/>
      </style:paragraph-properties>
      <style:text-properties fo:language="fr" fo:country="FR" fo:hyphenate="false"/>
    </style:style>
    <style:style style:name="copyannex" style:display-name="copy/annex" style:family="paragraph" style:parent-style-name="Normal">
      <style:paragraph-properties style:text-autospace="none" fo:text-align="start" fo:margin-bottom="0in" style:line-height-at-least="0.1805in" fo:margin-left="0.7875in" fo:text-indent="-0.7875in">
        <style:tab-stops>
          <style:tab-stop style:type="left" style:position="0in"/>
        </style:tab-stops>
      </style:paragraph-properties>
      <style:text-properties style:font-name-complex="LucidaBright-Italic" style:font-style-complex="italic" fo:color="#000000" fo:font-size="11pt" style:font-size-asian="11pt" fo:language="fr" fo:country="FR" style:language-asian="en" style:country-asian="US" fo:hyphenate="false"/>
    </style:style>
    <style:style style:name="Fecha" style:display-name="Fecha" style:family="paragraph" style:parent-style-name="Normal" style:next-style-name="Normal">
      <style:paragraph-properties fo:margin-bottom="0.0833in" fo:margin-left="3.5437in">
        <style:tab-stops/>
      </style:paragraph-properties>
      <style:text-properties fo:language="fr" fo:country="FR" fo:hyphenate="false"/>
    </style:style>
    <style:style style:name="direction" style:display-name="direction" style:family="paragraph" style:parent-style-name="Normal">
      <style:paragraph-properties style:text-autospace="none" fo:text-align="start" fo:margin-top="1.1111in" fo:margin-bottom="0.0138in" fo:line-height="110%" fo:margin-left="0.0194in">
        <style:tab-stops/>
      </style:paragraph-properties>
      <style:text-properties style:font-name="Trebuchet MS" style:font-name-asian="Times New Roman" style:font-name-complex="TrebuchetMS-Bold" fo:font-weight="bold" style:font-weight-asian="bold" style:font-weight-complex="bold" fo:color="#000000" fo:font-size="9pt" style:font-size-asian="9pt" style:font-size-complex="9pt" fo:language="fr" fo:country="FR" style:language-asian="en" style:country-asian="US" fo:hyphenate="false"/>
    </style:style>
    <style:style style:name="fonction" style:display-name="fonction" style:family="paragraph" style:parent-style-name="Normal">
      <style:paragraph-properties style:text-autospace="none" fo:text-align="start" fo:margin-bottom="0.3333in" fo:margin-left="3.5437in">
        <style:tab-stops/>
      </style:paragraph-properties>
      <style:text-properties fo:color="#000000" style:font-size-complex="12pt" fo:language="pt" fo:country="PT" style:language-asian="en" style:country-asian="US" fo:hyphenate="false"/>
    </style:style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Trebuchet MS" style:font-name-complex="TrebuchetMS" fo:color="#000000" fo:font-size="8pt" style:font-size-asian="8pt" style:font-size-complex="8pt" fo:language="fr" fo:country="FR" style:language-asian="en" style:country-asian="US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note_head" style:display-name="note_head" style:family="paragraph" style:parent-style-name="Normal" style:next-style-name="Normal">
      <style:paragraph-properties fo:text-align="center" fo:margin-top="0.5in" fo:margin-bottom="0.5in"/>
      <style:text-properties fo:font-weight="bold" style:font-weight-asian="bold" fo:font-variant="small-caps" fo:language="fr" fo:country="FR" fo:hyphenate="false"/>
    </style:style>
    <style:style style:name="opfooter" style:display-name="op footer" style:family="paragraph" style:parent-style-name="Normal">
      <style:paragraph-properties style:text-autospace="none" fo:margin-bottom="0in" style:line-height-at-least="0.125in">
        <style:tab-stops>
          <style:tab-stop style:type="right" style:position="6.3in"/>
        </style:tab-stops>
      </style:paragraph-properties>
      <style:text-properties style:font-name="Trebuchet MS" style:font-name-asian="Times New Roman" style:font-name-complex="TrebuchetMS" fo:color="#000000" fo:font-size="8pt" style:font-size-asian="8pt" style:font-size-complex="8pt" fo:language="fr" fo:country="FR" style:language-asian="en" style:country-asian="US" fo:hyphenate="false"/>
    </style:style>
    <style:style style:name="op_ref" style:display-name="op_ref" style:family="paragraph" style:parent-style-name="Normal">
      <style:paragraph-properties style:text-autospace="none" fo:margin-bottom="0in" style:line-height-at-least="0.1111in" fo:margin-left="3.5437in">
        <style:tab-stops/>
      </style:paragraph-properties>
      <style:text-properties style:font-name-asian="Times New Roman" fo:color="#000000" fo:font-size="9pt" style:font-size-asian="9pt" style:font-size-complex="7pt" fo:language="fr" fo:country="FR" style:language-asian="en" style:country-asian="US" fo:hyphenate="false"/>
    </style:style>
    <style:style style:name="Númerodepágina" style:display-name="Número de página" style:family="text" style:parent-style-name="Fuentedepárrafopredeter."/>
    <style:style style:name="senderfooter" style:display-name="sender footer" style:family="paragraph">
      <style:paragraph-properties style:text-autospace="none" style:line-height-at-least="0.125in"/>
      <style:text-properties style:font-name="Trebuchet MS" style:font-name-complex="TrebuchetMS" fo:color="#000000" fo:font-size="8pt" style:font-size-asian="8pt" style:font-size-complex="8pt" fo:language="en" fo:country="US" style:language-asian="en" style:country-asian="US" fo:hyphenate="false"/>
    </style:style>
    <style:style style:name="Firma" style:display-name="Firma" style:family="paragraph" style:parent-style-name="Normal" style:next-style-name="fonction">
      <style:paragraph-properties fo:margin-top="0.3333in" fo:margin-bottom="0in" fo:margin-left="3.5437in">
        <style:tab-stops/>
      </style:paragraph-properties>
      <style:text-properties style:font-name-asian="Times New Roman" fo:color="#000000" style:font-size-complex="12pt" fo:language="pt" fo:country="PT" style:language-asian="en" style:country-asian="US" fo:hyphenate="false"/>
    </style:style>
    <style:style style:name="subject" style:display-name="subject" style:family="paragraph" style:parent-style-name="Normal" style:next-style-name="Normal">
      <style:paragraph-properties fo:margin-left="0.6895in" fo:text-indent="-0.6895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Text1" style:display-name="Text 1" style:family="paragraph" style:parent-style-name="Normal">
      <style:paragraph-properties style:snap-to-layout-grid="true" fo:margin-left="0.3347in">
        <style:tab-stops/>
      </style:paragraph-properties>
      <style:text-properties style:font-name-asian="Times New Roman" style:font-size-complex="12pt" fo:language="en" fo:country="GB" style:language-asian="en" style:country-asian="GB" fo:hyphenate="false"/>
    </style:style>
    <style:style style:name="Text2" style:display-name="Text 2" style:family="paragraph" style:parent-style-name="Normal">
      <style:paragraph-properties style:snap-to-layout-grid="true" fo:margin-left="0.7479in">
        <style:tab-stops>
          <style:tab-stop style:type="left" style:position="0.7527in"/>
        </style:tab-stops>
      </style:paragraph-properties>
      <style:text-properties style:font-name-asian="Times New Roman" style:font-size-complex="12pt" fo:language="en" fo:country="GB" style:language-asian="en" style:country-asian="GB" fo:hyphenate="false"/>
    </style:style>
    <style:style style:name="unit" style:display-name="unit" style:family="paragraph" style:parent-style-name="Normal">
      <style:paragraph-properties style:text-autospace="none" fo:text-align="start" fo:margin-bottom="0in" fo:line-height="110%" fo:margin-left="0.0194in">
        <style:tab-stops/>
      </style:paragraph-properties>
      <style:text-properties style:font-name="Trebuchet MS" style:font-name-asian="Times New Roman" style:font-name-complex="TrebuchetMS" fo:color="#000000" fo:font-size="9pt" style:font-size-asian="9pt" style:font-size-complex="9pt" fo:language="en" fo:country="US" style:language-asian="en" style:country-asian="US" fo:hyphenate="false"/>
    </style:style>
    <style:style style:name="vref" style:display-name="v/ref" style:family="paragraph" style:parent-style-name="Normal" style:next-style-name="Normal">
      <style:paragraph-properties fo:margin-left="0.5909in" fo:text-indent="-0.5909in">
        <style:tab-stops>
          <style:tab-stop style:type="left" style:position="0in"/>
        </style:tab-stops>
      </style:paragraph-properties>
      <style:text-properties fo:hyphenate="false"/>
    </style:style>
    <style:style style:name="Participants" style:display-name="Participants" style:family="paragraph" style:parent-style-name="Normal">
      <style:paragraph-properties fo:margin-bottom="0.0138in" fo:margin-left="0.5159in" fo:text-indent="-0.5159in">
        <style:tab-stops/>
      </style:paragraph-properties>
      <style:text-properties fo:language="fr" fo:country="FR" fo:hyphenate="false"/>
    </style:style>
    <style:style style:name="ParticipantsChar" style:display-name="Participants Char" style:family="text">
      <style:text-properties style:font-name-asian="SimSun" fo:font-size="12pt" style:font-size-asian="12pt" fo:language="fr" fo:country="FR" style:language-asian="zh" style:country-asian="CN" style:language-complex="ar" style:country-complex="SA"/>
    </style:style>
    <style:style style:name="ech_resp" style:display-name="ech_resp" style:family="paragraph" style:parent-style-name="Normal">
      <style:paragraph-properties fo:text-align="center" fo:margin-top="0.0416in" fo:margin-bottom="0.0416in"/>
      <style:text-properties fo:language="fr" fo:country="FR" fo:hyphenate="false"/>
    </style:style>
    <style:style style:name="section" style:display-name="section" style:family="paragraph" style:parent-style-name="unit">
      <style:text-properties fo:hyphenate="false"/>
    </style:style>
    <style:style style:name="op_ref_head2" style:display-name="op_ref_head2" style:family="paragraph" style:parent-style-name="op_ref">
      <style:paragraph-properties fo:margin-left="0in">
        <style:tab-stops/>
      </style:paragraph-properties>
      <style:text-properties fo:hyphenate="false"/>
    </style:style>
    <style:style style:name="Normal_tableau" style:display-name="Normal_tableau" style:family="paragraph" style:parent-style-name="Normal">
      <style:paragraph-properties fo:margin-bottom="0.0416in"/>
      <style:text-properties fo:language="fr" fo:country="FR" fo:hyphenate="false"/>
    </style:style>
    <style:style style:name="Normal_entete" style:display-name="Normal_entete" style:family="paragraph" style:parent-style-name="Normal">
      <style:paragraph-properties fo:margin-bottom="0.0138in"/>
      <style:text-properties fo:font-weight="bold" style:font-weight-asian="bold" fo:color="#FFFFFF" fo:font-size="9pt" style:font-size-asian="9pt" style:font-size-complex="9pt" fo:language="fr" fo:country="FR"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/>
    </style:style>
    <style:style style:name="Textodelmarcadordeposición" style:display-name="Texto del marcador de posición" style:family="text"/>
    <style:style style:name="Párrafodelista" style:display-name="Párrafo de lista" style:family="paragraph" style:parent-style-name="Normal">
      <style:paragraph-properties fo:widows="0" fo:orphans="0" style:snap-to-layout-grid="true" fo:text-align="start" fo:margin-bottom="0in" fo:margin-left="0.5in">
        <style:tab-stops/>
      </style:paragraph-properties>
      <style:text-properties style:font-name="Arial" style:font-name-asian="Times New Roman" fo:font-size="10pt" style:font-size-asian="10pt" fo:language="en" fo:country="GB" style:language-asian="en" style:country-asian="US" fo:hyphenate="false"/>
    </style:style>
    <style:style style:name="PárrafodelistaCar" style:display-name="Párrafo de lista Car" style:family="text">
      <style:text-properties style:font-name="Arial" style:language-asian="en" style:country-asian="US"/>
    </style:style>
    <style:style style:name="Textodeglobo" style:display-name="Texto de globo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SimSun" style:font-name-complex="Tahoma" fo:font-size="8pt" style:font-size-asian="8pt" style:font-size-complex="8pt" fo:language="fr" fo:country="BE" style:language-asian="zh" style:country-asian="CN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fo:hyphenate="false"/>
    </style:style>
    <style:style style:name="TextocomentarioCar" style:display-name="Texto comentario Car" style:family="text" style:parent-style-name="Fuentedepárrafopredeter.">
      <style:text-properties style:font-name-asian="SimSun" fo:language="fr" fo:country="BE" style:language-asian="zh" style:country-asian="CN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asian="SimSun" fo:font-weight="bold" style:font-weight-asian="bold" style:font-weight-complex="bold" fo:language="fr" fo:country="BE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outline-level-style>
      <text:outline-level-style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outline-level-style>
      <text:outline-level-style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outline-level-style>
      <text:outline-level-style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outline-level-style>
      <text:outline-level-style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outline-level-style>
      <text:outline-level-style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outline-level-style>
      <text:outline-level-style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outline-level-style>
      <text:outline-level-style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outline-level-style>
      <text:outline-level-style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outline-level-style>
    </text:outline-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22LVL1" style:family="text">
      <style:text-properties style:font-name="Symbol" style:font-name-asian="Times New Roman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Times New Roman" style:font-name-complex="Times New Roman" style:use-window-font-color="true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 fo:language="en" fo:country="US"/>
    </style:style>
    <style:style style:name="WW_CharLFO24LVL2" style:family="text">
      <style:text-properties style:font-name="Courier New" style:font-name-complex="Courier New" style:use-window-font-color="true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 style:use-window-font-color="true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2">
      <text:list-level-style-bullet text:level="1" text:style-name="WW_CharLFO12LVL1" text:bullet-char="·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-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·">
        <style:list-level-properties text:space-before="0.3347in" text:min-label-width="0.1576in" text:list-level-position-and-space-mode="label-alignment">
          <style:list-level-label-alignment text:label-followed-by="listtab" fo:margin-left="0.4923in" fo:text-indent="-0.1576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0847in" text:min-label-width="0.25in" text:list-level-position-and-space-mode="label-alignment">
          <style:list-level-label-alignment text:label-followed-by="listtab" fo:margin-left="1.3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847in" text:min-label-width="0.25in" text:list-level-position-and-space-mode="label-alignment">
          <style:list-level-label-alignment text:label-followed-by="listtab" fo:margin-left="1.8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0847in" text:min-label-width="0.25in" text:list-level-position-and-space-mode="label-alignment">
          <style:list-level-label-alignment text:label-followed-by="listtab" fo:margin-left="2.3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847in" text:min-label-width="0.25in" text:list-level-position-and-space-mode="label-alignment">
          <style:list-level-label-alignment text:label-followed-by="listtab" fo:margin-left="2.8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0847in" text:min-label-width="0.25in" text:list-level-position-and-space-mode="label-alignment">
          <style:list-level-label-alignment text:label-followed-by="listtab" fo:margin-left="3.3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847in" text:min-label-width="0.25in" text:list-level-position-and-space-mode="label-alignment">
          <style:list-level-label-alignment text:label-followed-by="listtab" fo:margin-left="3.8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0847in" text:min-label-width="0.25in" text:list-level-position-and-space-mode="label-alignment">
          <style:list-level-label-alignment text:label-followed-by="listtab" fo:margin-left="4.3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847in" text:min-label-width="0.25in" text:list-level-position-and-space-mode="label-alignment">
          <style:list-level-label-alignment text:label-followed-by="listtab" fo:margin-left="4.8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479in" text:min-label-width="0.1972in" text:list-level-position-and-space-mode="label-alignment">
          <style:list-level-label-alignment text:label-followed-by="listtab" fo:margin-left="0.9451in" fo:text-indent="-0.1972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979in" text:min-label-width="0.25in" text:list-level-position-and-space-mode="label-alignment">
          <style:list-level-label-alignment text:label-followed-by="listtab" fo:margin-left="5.2479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suffix=".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i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51in" fo:margin-left="0.9847in" fo:margin-bottom="0.2361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827in"/>
      </style:footer-style>
    </style:page-layout>
    <style:style style:name="T2" style:parent-style-name="Fuentedepárrafopredeter." style:family="text">
      <style:text-properties fo:font-size="8pt" style:font-size-asian="8pt" style:font-size-complex="8pt" fo:language="en" fo:country="US"/>
    </style:style>
    <style:style style:name="T3" style:parent-style-name="Fuentedepárrafopredeter." style:family="text">
      <style:text-properties fo:font-size="8pt" style:font-size-asian="8pt" style:font-size-complex="8pt" fo:language="en" fo:country="US"/>
    </style:style>
    <style:style style:name="T4" style:parent-style-name="Fuentedepárrafopredeter." style:family="text">
      <style:text-properties style:text-position="super 62.5%" fo:font-size="8pt" style:font-size-asian="8pt" style:font-size-complex="8pt" fo:language="en" fo:country="US"/>
    </style:style>
    <style:style style:name="T5" style:parent-style-name="Fuentedepárrafopredeter." style:family="text">
      <style:text-properties fo:font-size="8pt" style:font-size-asian="8pt" style:font-size-complex="8pt" fo:language="en" fo:country="US"/>
    </style:style>
    <style:style style:name="P6" style:parent-style-name="Piedepágina" style:family="paragraph">
      <style:paragraph-properties fo:text-align="end"/>
    </style:style>
    <style:style style:name="T7" style:parent-style-name="Fuentedepárrafopredeter." style:family="text">
      <style:text-properties fo:language="es" fo:country="ES" style:language-asian="es" style:country-asian="ES"/>
    </style:style>
    <style:style style:name="P8" style:parent-style-name="senderfooter" style:family="paragraph">
      <style:paragraph-properties>
        <style:tab-stops>
          <style:tab-stop style:type="right" style:position="6.3in"/>
        </style:tab-stops>
      </style:paragraph-properties>
    </style:style>
    <style:style style:name="T9" style:parent-style-name="Fuentedepárrafopredeter." style:family="text">
      <style:text-properties fo:language="es" fo:country="ES" style:language-asian="es" style:country-asian="ES"/>
    </style:style>
    <style:style style:name="T10" style:parent-style-name="Fuentedepárrafopredeter." style:family="text">
      <style:text-properties fo:language="en" fo:country="GB"/>
    </style:style>
    <style:style style:name="T11" style:parent-style-name="Fuentedepárrafopredeter." style:family="text">
      <style:text-properties fo:language="en" fo:country="GB"/>
    </style:style>
    <style:style style:name="T12" style:parent-style-name="Fuentedepárrafopredeter.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M</text:span><text:span text:style-name="T3">inutes of the 5</text:span><text:span text:style-name="T4">th</text:span><text:span text:style-name="T5"><text:s/>Working Group Meeting of the eProcurment Ontology</text:span></text:p>
      </style:header>
      <style:footer>
        <text:p text:style-name="P6"><text:span text:style-name="Númerodepágina"><text:page-number text:fixed="false">3</text:page-number></text:span><text:span text:style-name="Númerodepágina">/</text:span><text:span text:style-name="Númerodepágina"><text:page-count>4</text:page-count></text:span></text:p>
      </style:footer>
    </style:master-page>
    <style:master-page style:next-style-name="MP0" style:name="MPF0" style:page-layout-name="PL0">
      <style:header>
        <text:p text:style-name="direction"><text:bookmark-start text:name="direction"/><text:bookmark-end text:name="direction"/>Direction C – Diffusion et réutilisationDirectorate C – Dissemination and Reuse</text:p>
        <text:p text:style-name="unit">C.2 – EUR-Lex and TED<text:s/></text:p>
        <text:p text:style-name="section">TED Dissemination<text:span text:style-name="T7"><draw:frame draw:z-index="251658240" draw:style-name="a0" draw:name="Picture 77" text:anchor-type="paragraph" svg:x="-0.53125in" svg:y="0.53958in" svg:width="1.96875in" svg:height="0.75in" style:rel-width="scale" style:rel-height="scale"><draw:image xlink:href="media/image1.png" xlink:type="simple" xlink:show="embed" xlink:actuate="onLoad"/><svg:title/><svg:desc>EN_logo4C</svg:desc></draw:frame></text:span><text:bookmark-start text:name="unite"/><text:bookmark-start text:name="section"/><text:bookmark-end text:name="unite"/><text:bookmark-end text:name="section"/>C.2 – EUR-Lex and TED<text:s/></text:p>
      </style:header>
      <style:footer>
        <text:p text:style-name="P8"><text:span text:style-name="T9"><draw:frame draw:z-index="251657216" draw:style-name="a1" draw:name="Picture 75" text:anchor-type="paragraph" svg:x="0.72847in" svg:y="11.15069in" svg:width="0.1875in" svg:height="0.3125in" style:rel-width="scale" style:rel-height="scale"><draw:image xlink:href="media/image2.png" xlink:type="simple" xlink:show="embed" xlink:actuate="onLoad"/><svg:title/><svg:desc>frecciaBW</svg:desc></draw:frame></text:span><text:span text:style-name="T10">Publi</text:span><text:span text:style-name="T11">cations Office of the European Un</text:span><text:span text:style-name="T12">ion</text:span></text:p>
        <text:p text:style-name="Piedepágina">2, rue Mercier, 2985 Luxembourg, LUXEMBOURG •<text:s/><text:bookmark-start text:name="fax"/><text:bookmark-end text:name="fax"/>Tel. +352 2929-44164 • Fax +352 2929-4463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plate for minutes</dc:title>
    <meta:keyword>template; modèle; minutes</meta:keyword>
    <meta:initial-creator/>
    <dc:creator/>
    <meta:creation-date>2018-04-24T10:14:00Z</meta:creation-date>
    <dc:date>2018-04-24T10:14:00Z</dc:date>
    <meta:template xlink:href="Normal.dotm" xlink:type="simple"/>
    <meta:editing-cycles>1</meta:editing-cycles>
    <meta:editing-duration>PT0S</meta:editing-duration>
    <meta:user-defined meta:name="Procedure number"/>
    <meta:user-defined meta:name="URL"/>
    <meta:user-defined meta:name="ares classification"/>
    <meta:user-defined meta:name="Presentation Date"/>
    <meta:user-defined meta:name="Project name"/>
    <meta:user-defined meta:name="File Modified" meta:value-type="date">2018-03-09T13:03:33Z</meta:user-defined>
    <meta:user-defined meta:name="JustUploaded">False</meta:user-defined>
    <meta:user-defined meta:name="ContentTypeId">0x0101001D0A01FC211A0A44AF46DCFC7788647F</meta:user-defined>
    <meta:user-defined meta:name="Meeting Date"/>
    <meta:user-defined meta:name="ares number0"/>
    <meta:document-statistic meta:page-count="1" meta:paragraph-count="7" meta:word-count="548" meta:character-count="3556" meta:row-count="25" meta:non-whitespace-character-count="3015"/>
  </office:meta>
</office:document-meta>
</file>